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0ad2" officeooo:paragraph-rsid="006ba283"/>
    </style:style>
    <style:style style:name="P2" style:family="paragraph" style:parent-style-name="Standard">
      <style:text-properties officeooo:rsid="003ddd48" officeooo:paragraph-rsid="01512619"/>
    </style:style>
    <style:style style:name="P3" style:family="paragraph" style:parent-style-name="Standard">
      <style:text-properties officeooo:rsid="014f698a" officeooo:paragraph-rsid="01512619"/>
    </style:style>
    <style:style style:name="P4" style:family="paragraph" style:parent-style-name="Standard">
      <style:text-properties officeooo:rsid="014f698a" officeooo:paragraph-rsid="006ba283"/>
    </style:style>
    <style:style style:name="P5" style:family="paragraph" style:parent-style-name="Standard">
      <style:text-properties officeooo:paragraph-rsid="0155ff5d"/>
    </style:style>
    <style:style style:name="P6"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style:font-name="Arial" officeooo:rsid="00a03555" style:font-size-asian="10.5pt"/>
    </style:style>
    <style:style style:name="T2" style:family="text">
      <style:text-properties style:font-name="Arial" officeooo:rsid="0145c9c0" style:font-size-asian="10.5pt"/>
    </style:style>
    <style:style style:name="T3" style:family="text">
      <style:text-properties style:font-name="Arial" fo:font-size="11pt" style:font-size-asian="11pt" style:font-size-complex="11pt"/>
    </style:style>
    <style:style style:name="T4" style:family="text">
      <style:text-properties officeooo:rsid="006ba283"/>
    </style:style>
    <style:style style:name="T5" style:family="text">
      <style:text-properties fo:font-size="9pt" officeooo:rsid="015293e4" style:font-size-asian="9pt" style:font-size-complex="9pt"/>
    </style:style>
    <style:style style:name="T6" style:family="text">
      <style:text-properties fo:font-weight="bold" style:font-weight-asian="bold" style:font-weight-complex="bold"/>
    </style:style>
    <style:style style:name="T7" style:family="text">
      <style:text-properties fo:font-weight="bold" officeooo:rsid="015293e4" style:font-weight-asian="bold" style:font-weight-complex="bold"/>
    </style:style>
    <style:style style:name="T8" style:family="text">
      <style:text-properties fo:font-weight="bold" officeooo:rsid="018fa24a" style:font-weight-asian="bold" style:font-weight-complex="bold"/>
    </style:style>
    <style:style style:name="T9" style:family="text">
      <style:text-properties fo:font-size="11pt" style:font-size-asian="11pt" style:font-size-complex="11pt"/>
    </style:style>
    <style:style style:name="T10" style:family="text">
      <style:text-properties fo:font-size="11pt" officeooo:rsid="018fa24a" style:font-size-asian="11pt" style:font-size-complex="11pt"/>
    </style:style>
    <style:style style:name="gr1" style:family="graphic">
      <style:graphic-properties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style:protect="position size"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2" form:control-implementation="ooo:com.sun.star.form.component.CommandButton" xml:id="control1" form:id="control1" form:label="Separate all datase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eparall?language=Basic&amp;location=document" xlink:type="simple"/>
            </office:event-listeners>
          </form:button>
          <form:button form:name="Bouton 2" form:control-implementation="ooo:com.sun.star.form.component.CommandButton" xml:id="control2" form:id="control2" form:label="Direct merge of single dataset"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MergeDataset?language=Basic&amp;location=document" xlink:type="simple"/>
            </office:event-listeners>
          </form:button>
          <form:button form:name="Bouton 2" form:control-implementation="ooo:com.sun.star.form.component.CommandButton" xml:id="control3" form:id="control3" form:label="Merge all datase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MergeAll?language=Basic&amp;location=document" xlink:type="simple"/>
            </office:event-listeners>
          </form:button>
          <form:button form:name="Bouton 1" form:control-implementation="ooo:com.sun.star.form.component.CommandButton" xml:id="control4" form:id="control4" form:label="Merge examples" office:target-frame="" form:delay-for-repeat="PT0.050000000S" form:image-position="center">
            <form:properties>
              <form:property form:property-name="DefaultControl" office:value-type="string" office:string-value="com.sun.star.form.control.CommandButton"/>
              <form:property form:property-name="Repeat" office:value-type="boolean" office:boolean-value="true"/>
            </form:properties>
            <office:event-listeners>
              <script:event-listener script:language="ooo:script" script:event-name="dom:mousedown" xlink:href="vnd.sun.star.script:Standard.Module1.MergeExamples?language=Basic&amp;location=document" xlink:type="simple"/>
            </office:event-listeners>
          </form:button>
          <form:button form:name="Bouton 2" form:control-implementation="ooo:com.sun.star.form.component.CommandButton" xml:id="control5" form:id="control5" form:label="Separate users datase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eparusers?language=Basic&amp;location=document" xlink:type="simple"/>
            </office:event-listeners>
          </form:button>
          <form:button form:name="Bouton 2" form:control-implementation="ooo:com.sun.star.form.component.CommandButton" xml:id="control6" form:id="control6" form:label="Direct merge of users datasets"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MergeUsers?language=Basic&amp;location=document" xlink:type="simple"/>
            </office:event-listeners>
          </form:button>
        </form:form>
      </office:forms>
      <text:variable-decls>
        <text:variable-decl office:value-type="string" text:name="appname"/>
        <text:variable-decl office:value-type="string" text:name="langdigram"/>
        <text:variable-decl office:value-type="string" text:name="AppName2"/>
        <text:variable-decl office:value-type="string" text:name="LangDigra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ontrol text:anchor-type="page" text:anchor-page-number="1" draw:z-index="5" draw:name="Forme1_3" draw:style-name="gr1" draw:text-style-name="P6" svg:width="6.002cm" svg:height="0.712cm" svg:x="8.999cm" svg:y="4.001cm" draw:control="control6"/>
      <draw:control text:anchor-type="page" text:anchor-page-number="1" draw:z-index="4" draw:name="Forme1_2" draw:style-name="gr2" draw:text-style-name="P6" svg:width="5.811cm" svg:height="0.71cm" svg:x="2cm" svg:y="4.5cm" draw:control="control5"/>
      <draw:control text:anchor-type="page" text:anchor-page-number="1" draw:z-index="3" draw:name="Forme1_1" draw:style-name="gr1" draw:text-style-name="P6" svg:width="6.002cm" svg:height="0.712cm" svg:x="8.999cm" svg:y="5.001cm" draw:control="control3"/>
      <draw:control text:anchor-type="page" text:anchor-page-number="1" draw:z-index="2" draw:name="Forme1_0" draw:style-name="gr1" draw:text-style-name="P6" svg:width="6.002cm" svg:height="0.712cm" svg:x="8.999cm" svg:y="6.001cm" draw:control="control4"/>
      <draw:control text:anchor-type="page" text:anchor-page-number="1" draw:z-index="1" draw:name="Forme1" draw:style-name="gr1" draw:text-style-name="P6" svg:width="6.002cm" svg:height="0.712cm" svg:x="8.999cm" svg:y="3cm" draw:control="control2"/>
      <draw:control text:anchor-type="page" text:anchor-page-number="1" draw:z-index="0" draw:name="Forme1" draw:style-name="gr2" draw:text-style-name="P6" svg:width="5.811cm" svg:height="0.71cm" svg:x="2cm" svg:y="6.001cm" draw:control="control1"/>
      <text:p text:style-name="P3"><text:span text:style-name="T6">OpenSCAD </text:span><text:span text:style-name="T7">Customizer </text:span><text:span text:style-name="T8">Gestion des jeux de données</text:span> <text:tab/><text:tab/><text:tab/><text:span text:style-name="T5">28 March 2021</text:span></text:p>
      <text:p text:style-name="P2"/>
      <text:p text:style-name="P5"><text:span text:style-name="T2">Data file</text:span><text:span text:style-name="T4"> name (with extension):</text:span></text:p>
      <text:p text:style-name="P5"><text:span text:style-name="T4"><text:variable-set text:name="AppName2" office:value-type="string">BentSim_fr.json</text:variable-set></text:span><text:span text:style-name="T4"><text:text-input text:description=""/></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1"><text:span text:style-name="Source_20_Text"><text:span text:style-name="T1"/></text:span></text:p>
      <text:p text:style-name="P4"><text:span text:style-name="T9">Ce fichier doit être exécuté dans le répertoire principal du projet et un sous-répertoire '/Data' doit être présent (respecter les majuscules et minuscules).<text:line-break/><text:line-break/>Pour activer les macros dans Libre Office, il faut éventuellement modifier la configuration : <text:line-break/>[Outils]&gt;[Options]&gt;[Libre Office]&gt;[Sécurité]&gt;[Sécurité des macros]&gt;&gt;[Niveau de sécurité] doit être réglé sur 'moyen' (car mes macros ne peuvent pas être signées, je ne suis pas une entreprise...). Avec 'Moyen', n'importe quel programme </text:span><text:span text:style-name="T10">L</text:span><text:span text:style-name="T9">ibre </text:span><text:span text:style-name="T10">O</text:span><text:span text:style-name="T9">ffice demandera l'autorisation d'exécuter des macros à chaque fois que vous ouvrirez un fichier contenant des macros. Il va sans dire que vous devez utiliser un antivirus lorsque vous autorisez des macros de source inconnue.<text:line-break/><text:line-break/>La macro [separate users dataset</text:span><text:span text:style-name="T10">s</text:span><text:span text:style-name="T9">] va créer un fichier unique pour chaque ensemble de données utilisateur (index&gt;=100) du fichier openscad 'BentSim.json' dans le répertoire 'BentSim' et les envoyer dans le sous-répertoire '/Data'. Chaque fichier séparé est un fichier '.json' valide pour OpenSCAD mais avec une extension modifiée '.cusd' (Customizer Set Data). <text:s/>Cela permet de transférer à quelqu'un d'autre ce fichier individuel qui peut ensuite être fusionné dans un fichier 'BentSim.json' existant sans écraser aucune donnée avec la macro [Merge single dataset]. Cela permet également de sauvegarder les données de vos modèles avant de mettre à jour l'application.<text:line-break/>Notez que vous pouvez séparer un autre fichier que 'BentSim.json' en modifiant le contenu du fichier ci-dessus (par des exemples pour les fichiers sauvegardés).<text:line-break/><text:line-break/>La macro [separate all datasets] fait la même chose que ci-dessus, mais inclut des exemples dans le résultat.<text:line-break/><text:line-break/>En exécutant une deuxième fois les macros 'separate dataset', les fichiers portant des noms identiques seront écrasés.<text:line-break/><text:line-break/>La macro [Direct merge single dataset] liste tous les jeux de données présents dans le répertoire '/Data', en leur attribuant un numéro d'ordre. Vous sélectionnez le jeu de données en entrant le numéro donné et il est ensuite fusionné dans le fichier 'BentSim.json' (le fichier original, pas une copie). Notez que si la liste dépasse la hauteur de votre écran, la macro ne fonctionnera pas, vous devrez d'abord nettoyer le répertoire '/Data'.<text:line-break/><text:line-break/>Notez qu'un seul fichier fusionné aura son nom complété par un caractère " _ ".<text:line-break/>Si vous fusionnez plusieurs fois le même fichier, vous aurez plusieurs occurrences et cela peut fonctionner dans OpenSCAD mais c'est très déroutant, car l'ordre des fichiers change pour que l'ensemble de données à la fin de la liste soit le dernier ensemble de données utilisé.<text:line-break/><text:line-break/>La macro [Direct merge users dataset] fusionnera tous les jeux de données des utilisateurs (ceux qui ont un index&gt;=100) dans le fichier principal '.json' du customizer tout en préservant tous les jeux de données existants, même s'ils ont le même index. Ainsi, si vous fusionnez plusieurs fois, vous aurez plusieurs jeux de données identiques.<text:line-break/><text:line-break/>La macro [Merge all datasets] fusionne tous les fichiers indépendants du répertoire '/Data' (fichiers avec l'extension '.cusd') et crée un nouveau fichier avec le même nom que l'original (normalement BentSim.json), mais situé dans le répertoire '/Data'. Pour l'utiliser, renommez l'ancien fichier de </text:span><text:soft-page-break/><text:span text:style-name="T9">données dans le répertoire principal de BentSim et déplacez le nouveau fichier dans le répertoire principal.<text:line-break/>Les ensembles de données dans le fichier .json sont triés par numéros pour les numéros de modèle &lt; 100 (ce sont les exemples) et ne sont pas triés sur les numéros de modèle 100. <text:line-break/><text:line-break/>La macro [Merge examples] fusionne uniquement les fichiers dont le numéro de rubrique est inférieur à 100 et crée le fichier résultant 'Examples.json' dans le répertoire '/Data'. Ceci est principalement un outil lorsque je mets à jour le programme. <text:s/><text:line-break/><text:line-break/>Pour une bonne organisation, je recommande vivement de donner des numéros de modèle différents à chacun de vos modèles (les numéros doivent être &gt; 100), c'est le premier champ de l'onglet [Texte de description].<text:line-break/><text:line-break/></text:span><text:span text:style-name="Source_20_Text"><text:span text:style-name="T3">© Pierre ROUZEAU 2021 – licence cc BY-SA 4.0</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07-21T21:16:50.342000000</meta:creation-date>
    <dc:date>2021-03-30T15:11:55.587000000</dc:date>
    <meta:editing-duration>P2DT2H16M34S</meta:editing-duration>
    <meta:editing-cycles>341</meta:editing-cycles>
    <meta:generator>LibreOffice/7.1.1.2$Windows_X86_64 LibreOffice_project/fe0b08f4af1bacafe4c7ecc87ce55bb426164676</meta:generator>
    <meta:document-statistic meta:table-count="0" meta:image-count="0" meta:object-count="0" meta:page-count="2" meta:paragraph-count="4" meta:word-count="636" meta:character-count="4142" meta:non-whitespace-character-count="3492"/>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Explicit

sub separall 
  separx(true)
end sub

sub separusers
  separx(false)
end sub

sub separx (allsets as boolean) ' this get modelnum parameter and set it at the beginning of file name
	dim l1$, t1$, t2$, t3$, dsname$, varname$, mnum$
	dim filei$, filein$, fileo$, fileout$
	dim txtin as integer, txtout, mdnum, i, idx as integer
	dim directory$, directorydata$, oDoc as object, curFile, oMasters, oVar
	dim datatxt(300) as string
	dim setnum(256) as boolean
	for i=0 to 255 
	  setnum(i) = false
	next i  
	oMasters = ThisComponent.getTextFieldMasters()
   	oDoc = ThisComponent
	curFile = ThisComponent.getURL()
	directory = Left(curFile, Len(curFile)-18) 'this is the length of the .odt file name
	oVar =  oMasters.getByName("com.sun.star.text.fieldmaster.SetExpression.AppName2")
	filei = oVar.DependentTextFields(0).Content
	filein = directory+filei
	txtin = FreeFile()
	open filein for input as #txtin 
	line input #txtin, t1 'remove two first lines
	line input #txtin, t2
	do while not eof(txtin)	
		line input #txtin, t3
		if right(t3,1)=chr(34) then 'This is the end of the file
			exit do
		end if	
		dsname  = left(Mid(t3,10),len(t3)-13) 'Extract dataset name
		dsname =  Replace(dsname,"\"+chr(34), "_") ' not valid character for a file name
		dsname =  Replace(dsname, "'", "_") ' also not valid but many others char could be unvalid
		datatxt(0) = t1
		datatxt(1) = t2
		datatxt(2) = t3
		idx = 3
		mnum = "255" ' default dataset number
		mdnum = 255
		do while not eof(txtin)
			line input #txtin, l1
			varname = left(Mid(l1,14),8)
			if varname = "modelnum" Then 'if parameter is modelnum
				mnum = left(Mid(l1,26),len(l1)-27) ' get the modelnum content
				mdnum = CInt(mnum) 'convert to integer
				if mdnum&lt;10 then 'format number string
					mnum = "00"+mnum 'Not found formatting function, duh !!!
				elseif mdnum&lt;100 then
					mnum = "0"+mnum	
				elseif mdnum&gt;255 then
					mnum =  "255"
					mdnum = 255		
				end if	
			endif	
			if Right(l1,2) = "}," or Right(l1,2) = "}"  Then 'end of the dataset
				datatxt(idx) = "        }"
				datatxt(idx+1) = "    },"
				datatxt(idx+2) = "    "+chr(34)+"fileFormatVersion"+chr(34)+": "+chr(34)+"1"+chr(34)
				datatxt(idx+3) = "}"
				exit do
			else
				datatxt(idx) = l1
				idx = idx+1 ' line counter
			endif
		loop
		if (allsets=true or mdnum&gt;=100) then 
		  	'if setnum(mdnum) then
		  	'	msgbox "There is already a dataset with the index "&amp;mdnum
		  	'end if	
		  	setnum(mdnum)=true	 
			fileo = mnum+dsname+".cusd"
			fileout = directory+"Data/"+fileo
			txtout = FreeFile()	
			open fileout for output as #txtout 
			for i=0 to idx+3 
			 	Print #txtout, datatxt(i)
			next i
			close #txtout 	
		end if
	loop
	close #txtin
	msgbox "Customizer dataset separation done from file: "+filei+" to '/Data' subdirectory"
end sub

'Merge single dataset
Sub MergeDataset
	dim NextFile$, AllFiles$, Fmsg$
	dim mgfiles(127), mgfiles2(127) as string
	dim l1$, l2$, filei$, filein$, file2i$, file2in$, fileo$, fileout$, oldfile$ 
	dim txtin as integer, txt2in as integer, txtout as integer, idx as integer, sel as integer
	dim directory, oDoc, curFile, oMasters, oVar
	oMasters = ThisComponent.getTextFieldMasters()
   	oDoc = ThisComponent
	curFile = ThisComponent.getURL()
	directory = Left(curFile, Len(curFile)-18) 'this is the length of the .odt file name
	oVar =  oMasters.getByName("com.sun.star.text.fieldmaster.SetExpression.AppName2")
	filei = oVar.DependentTextFields(0).Content
 	AllFiles = ""
	NextFile = Dir(directory+"Data/*.cusd",0)
	idx=1
	While NextFile &lt;&gt; ""
  		mgfiles(idx) = NextFile
	    AllFiles = AllFiles &amp; Chr(13) &amp; idx &amp; ":  "&amp;left(NextFile, len(NextFile)-5) 
	    idx = idx+1
	    NextFile = Dir
	Wend
	AllFiles = AllFiles &amp; Chr(13) &amp; "Give the number of the file you want to merge"
	sel = Cint(trim(inputbox(AllFiles)))
  	if sel&lt;idx and sel&gt;0  then
		MsgBox cstr(sel)+": "+mgfiles(sel)
		filein = directory+filei  'OpenSCAD data .json file
		fileout = directory+"tmpcusd" 'Temporary file
		txtin = FreeFile()
		open filein for input as #txtin 
		txtout = FreeFile()	
		open fileout for output as #txtout 
		do while not eof(txtin)
			line input #txtin, l1
			if Right(l1,1) = "}"  Then 'this is the last dataset as there is no comma
				Print #txtout, "        }," 'adding a comma to add a new dataset
				close #txtin
				exit do
			else
				Print #txtout, l1
			endif
		loop
		
		file2in = directory+"Data/"+mgfiles(sel)		
		txt2in = FreeFile()				
		open file2in for input as #txt2in 	
		line input #txt2in, l1
		line input #txt2in, l1 ' first two lines unused
		line input #txt2in, l1 'dataset name
		l1=replace(l1, chr(34)+": {","_"+chr(34)+": {") 'add an underscore to the dataset name
		Print #txtout, l1
		do while not eof(txt2in)
			line input #txt2in, l1
			Print #txtout, l1
			if Right(l1,1) = "}"  Then 
				close #txt2in
				exit do
			endif
		loop
		Print #txtout, "    },"
		Print #txtout, "    "+chr(34)+"fileFormatVersion"+chr(34)+": "+chr(34)+"1"+chr(34)
		Print #txtout, "}"
		close #txtout
		oldfile = left(filein, len(filein)-5) &amp; "_old.json"
		Kill oldfile
		Name filein As oldfile
		Name fileout As filein
		MsgBox "Merged " &amp; file2in &amp; " in " &amp; filein 
	else
		MsgBox "The input is not valid"	
	endif
End Sub

'As users files may not have properly defined index, it is not possible to sort
'them properly so they are merged as they are listed by the system, which seems
'quite random on Windows

'This module sort examples by their index but other files are merged as they come
sub MergeAll 
	MergeSets(true)
end sub

'Direct merge of users file in the main file, unsorted
sub MergeUsers
	MergeSets(false)
end sub

Sub MergeSets (AllSets as boolean)
	dim NextFile$, AllFiles$
	dim mgfiles(127), mgfiles2(127) as string
	dim l1$, l2$, filei$, filein$, file2i$, file2in$, fileo$, fileout$, fileex$, oldfile$ 
	dim txtin as integer, txt2in as integer, txtout as integer, idx as integer, sel as integer
	dim directory, directorydata, oDoc, curFile, oMasters, oVar
	if (AllSets) then
		MergeEx(False, 1) 'merge silently the examples (num &lt; 100), no ending
	endif
	oMasters = ThisComponent.getTextFieldMasters()
   	oDoc = ThisComponent
	curFile = ThisComponent.getURL()
	directory = Left(curFile, Len(curFile)-18) 'this is the length of the .odt file name
	directorydata = directory+"Data/"
	oVar =  oMasters.getByName("com.sun.star.text.fieldmaster.SetExpression.AppName2")
	filei = oVar.DependentTextFields(0).Content
	
	fileex = directorydata+"examples2.json"
	if (Allsets) then 'Recover data from merged examples
		txtout = FreeFile()	
		open fileex for append as #txtout 'examples2.json file json data have no proper ending
		fileout = directorydata+filei 'Safe in '/Data' directory
'		open fileout for output as #txtout 
	else 'Recover data from main '.json' file	
		file2in = directory+filei  'OpenSCAD original data .json file
		fileout = directory+"tmpcusd" 'Temporary file
		txtin = FreeFile()
		open file2in for input as #txtin 
		txtout = FreeFile()	
		open fileout for output as #txtout 
		do while not eof(txtin)
			line input #txtin, l1
			if Right(l1,1) = "}"  Then 'this is the last dataset as there is no comma
				close #txtin
				exit do
			else
				Print #txtout, l1
			endif
		loop
	endif
'	Loop to write users files (index &gt; 100)	
	NextFile = Dir(directorydata+"*.cusd",0)
	While NextFile &lt;&gt; ""
  		idx = Cint(left(nextfile,3)) ' get the number heading dataset file
		if(idx&gt;=100) then 'Examples have numbers below 100
			filein = directorydata+NextFile		
			txtin = FreeFile()
			open filein for input as #txtin 
			line input #txtin, l1
			line input #txtin, l1 ' first two lines unused
			line input #txtin, l1 'dataset name
			Print #txtout, "        },"	'closing former dataset with a comma
			Print #txtout, l1 ' new dataset
			do while not eof(txtin)
				line input #txtin, l1
				if Right(l1,1) = "}"  Then  ' end of dataset
					close #txtin
					exit do
				else
					Print #txtout, l1	
				endif
			loop
		end if
	    NextFile = Dir
	Wend
	'Write end of '.json' customizer file
	Print #txtout, "        }" ' closing last dataset without comma
	Print #txtout, "    }," 'closing parametersets
	Print #txtout, "    "+chr(34)+"fileFormatVersion"+chr(34)+": "+chr(34)+"1"+chr(34)
	Print #txtout, "}" 'End of json file
	close #txtout
	if AllSets then 'Rename file examples2.json
		on error resume next	
		Kill fileout
		Name fileex as fileout ' from examples 2 to json file (remember we are in subdirectory 'Data')
		MsgBox "Merged all datasets in "+fileout 'we're happy
	else 'Rename file tmpcusd
		on error resume next	
		Kill directory+"old_"+filei
		Name file2in as directory+"old_"+filei 'save former .json file
		Name fileout as file2in ' from tmpcusd to json file (remember we are in subdirectory 'Data')
		MsgBox "Merged users datasets in "+file2in 'we're happy
	endif	
end sub

Sub MergeExamples () 
	MergeEx (true, 1)
end sub

'This module SORT the examples by number while merging them
Sub MergeEx (withend as boolean, selm as integer) 'used in merge all without end
	dim NextFile$, Allsort$
	dim mgex$(100)
	dim l1$, l2$, filei$, filein$, file2i$, file2in$, fileo$, fileout$, oldfile$ 
	dim txtin as integer, txt2in as integer, txtout as integer
	dim i as integer, idx2 as integer
	dim directory$, directorydata$, oDoc, curFile$, oMasters, oVar, first, miss as boolean
	oMasters = ThisComponent.getTextFieldMasters()
   	oDoc = ThisComponent
	curFile = ThisComponent.getURL()
	directory = Left(curFile, Len(curFile)-18) 'this is the length of the .odt file name
	directorydata = directory + "Data/"
	oVar =  oMasters.getByName("com.sun.star.text.fieldmaster.SetExpression.AppName2")
	'filei = oVar.DependentTextFields(0).Content
	if withend then
	  	filei = "Examples.json"	
	else
		filei = "Examples2.json"
	end if	
	NextFile = Dir(directorydata+"*.cusd",0)
	for i = 0 to 99
		mgex(i) = ""
	next i 
	While NextFile &lt;&gt; ""
		idx2 = Cint(left(nextfile,3)) ' get the number heading dataset file
		if(idx2&lt;100) then 'Examples have numbers below 100
			mgex(idx2) = NextFile
		end if
	    NextFile = Dir
	Wend
	Allsort = ""
	for i = 0 to 99 
		if mgex(i) &lt;&gt; "" then
			Allsort = Allsort &amp; Chr(13) &amp; i &amp; ":  "&amp;left(mgex(i), len(mgex(i))-5) 
		end if
	next i
	filein = directorydata+filei 'file built by the example merge
	fileout = directorydata+"tmpcusd"
	txtout = FreeFile()	
	open fileout for output as #txtout 
	Print #txtout,"{"
    Print #txtout,"    "+chr(34)+"parameterSets"+chr(34)+": {"
    first = true 'used to not close dataset when there is none 
	for i=1 to 99			
		if mgex(i) &lt;&gt; "" then
			if first then
				first = false
			else
				Print #txtout, "        },"	'closing former dataset with a comma
			end if	
			file2in = directorydata+mgex(i)
			txt2in = FreeFile()
			open file2in for input as #txt2in 				
			line input #txt2in, l1
			line input #txt2in, l1 ' first two lines unused
			line input #txt2in, l1 'dataset name
			'l1=replace(l1, chr(34)+": {","_"+chr(34)+": {") 'add an underscore to the dataset name
			Print #txtout, l1
			do while not eof(txt2in)
				line input #txt2in, l1
				if Right(l1,1) = "}"  Then 
					close #txt2in
					exit do
				else
					Print #txtout, l1	
				endif
			loop
		endif
	next i
	if (withend) then
		Print #txtout, "        }" ' closing last dataset without comma
		Print #txtout, "    }," 'closing parametersets
		Print #txtout, "    "+chr(34)+"fileFormatVersion"+chr(34)+": "+chr(34)+"1"+chr(34)
		Print #txtout, "}"
	end if
	close #txtout
	on error resume next
	Kill filein ' temporary storing file
	Name fileout As filein ' move temporary file to examples json file
	if withend then
		MsgBox "Merged sets in " &amp; filein 'we're happy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